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0c83fc"/>
    </style:style>
    <style:style style:name="P2" style:family="paragraph" style:parent-style-name="Standard">
      <style:text-properties officeooo:rsid="0009cb44" officeooo:paragraph-rsid="0009cb44"/>
    </style:style>
    <style:style style:name="P3" style:family="paragraph" style:parent-style-name="Standard">
      <style:text-properties officeooo:rsid="00081cbf" officeooo:paragraph-rsid="00081cbf"/>
    </style:style>
    <style:style style:name="P4" style:family="paragraph" style:parent-style-name="Standard">
      <style:text-properties style:text-underline-style="none" officeooo:rsid="0009cb44" officeooo:paragraph-rsid="0009cb44"/>
    </style:style>
    <style:style style:name="P5" style:family="paragraph" style:parent-style-name="Standard">
      <style:text-properties style:text-underline-style="none" officeooo:rsid="000b4228" officeooo:paragraph-rsid="000b4228"/>
    </style:style>
    <style:style style:name="P6" style:family="paragraph" style:parent-style-name="Standard">
      <style:text-properties style:text-underline-style="none" officeooo:rsid="000c7fae" officeooo:paragraph-rsid="000c7fae"/>
    </style:style>
    <style:style style:name="P7" style:family="paragraph" style:parent-style-name="Standard">
      <style:text-properties officeooo:rsid="000c83fc" officeooo:paragraph-rsid="000c83fc"/>
    </style:style>
    <style:style style:name="P8" style:family="paragraph" style:parent-style-name="Heading_20_3">
      <style:text-properties officeooo:rsid="000dff54" officeooo:paragraph-rsid="000dff54"/>
    </style:style>
    <style:style style:name="P9" style:family="paragraph" style:parent-style-name="Standard">
      <style:text-properties officeooo:rsid="000dff54" officeooo:paragraph-rsid="000dff54"/>
    </style:style>
    <style:style style:name="P10" style:family="paragraph" style:parent-style-name="Title">
      <style:text-properties style:text-underline-style="solid" style:text-underline-width="auto" style:text-underline-color="font-color" fo:font-weight="bold" officeooo:rsid="000fd004" officeooo:paragraph-rsid="000fd004" style:font-weight-asian="bold" style:font-weight-complex="bold"/>
    </style:style>
    <style:style style:name="T1" style:family="text">
      <style:text-properties officeooo:rsid="000c83fc"/>
    </style:style>
    <style:style style:name="T2" style:family="text">
      <style:text-properties officeooo:rsid="000b4228"/>
    </style:style>
    <style:style style:name="T3" style:family="text">
      <style:text-properties officeooo:rsid="000dff54"/>
    </style:style>
    <style:style style:name="T4" style:family="text">
      <style:text-properties officeooo:rsid="000fd0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Functional requirements:</text:h>
      <text:p text:style-name="P2">copy and paste from proposal</text:p>
      <text:h text:style-name="Heading_20_3" text:outline-level="3">non-functional requirements:</text:h>
      <text:p text:style-name="P2">copy and paste from proposal</text:p>
      <text:p text:style-name="P3"/>
      <text:h text:style-name="Heading_20_3" text:outline-level="3"><text:span text:style-name="T1">V</text:span>ersioning:</text:h>
      <text:p text:style-name="P2">what is gonna be built in each version and why</text:p>
      <text:p text:style-name="P2"/>
      <text:h text:style-name="Heading_20_3" text:outline-level="3">v1:</text:h>
      <text:p text:style-name="P4">is going to contain…..this is why… (must start with database here) user reg/possibly login only core essentials</text:p>
      <text:p text:style-name="P4"/>
      <text:h text:style-name="Heading_20_3" text:outline-level="3">v2:</text:h>
      <text:p text:style-name="P4">is going to contain…..this is why… possibly login, logout, starting algorithms for functionality</text:p>
      <text:p text:style-name="P4">must do version so what the system must do</text:p>
      <text:p text:style-name="P4"/>
      <text:h text:style-name="Heading_20_3" text:outline-level="3">v3:</text:h>
      <text:p text:style-name="P4">is going to contain…..this is why… nice to have (any extras that branch off from the must do’s) <text:span text:style-name="T2">proper styling, images, auditing</text:span></text:p>
      <text:p text:style-name="P4"/>
      <text:p text:style-name="P5">limitations</text:p>
      <text:p text:style-name="P5"/>
      <text:h text:style-name="Heading_20_3" text:outline-level="3">v1:</text:h>
      <text:p text:style-name="P6">copy paste from first v1</text:p>
      <text:p text:style-name="P6">describe what you made and what change and why</text:p>
      <text:p text:style-name="P6">evaluate – what will you change next</text:p>
      <text:p text:style-name="P6"/>
      <text:h text:style-name="Heading_20_3" text:outline-level="3">v2/v3:</text:h>
      <text:p text:style-name="P6">what do you plan to make but what changed?</text:p>
      <text:p text:style-name="P6">Document / describe what you made what changed and wh<text:span text:style-name="T1">y</text:span></text:p>
      <text:p text:style-name="P6">evaluate – what will you change next</text:p>
      <text:p text:style-name="P6"/>
      <text:h text:style-name="Heading_20_3" text:outline-level="3">Testing:</text:h>
      <text:p text:style-name="Standard">Create different testing documents for each version.</text:p>
      <text:p text:style-name="P7">Every time you run your code evidence it as a test</text:p>
      <text:p text:style-name="P7">specifiy what data is it (erroneous, normal, <text:span text:style-name="T3">extreme)</text:span></text:p>
      <text:p text:style-name="P7"/>
      <text:h text:style-name="P8" text:outline-level="3">Evaluation:</text:h>
      <text:p text:style-name="P9">You need to explain why your is robust and secure that follows the laws and legislations, why it is good/bad. Explain if you have used royalty free images/ images that you have been provided/ images if you have paid royalty on it. Say that you would have a copywriter to create the text for the <text:soft-page-break/>website and check and validate that is hasn’t been plagiarised from anywhere. Say that if this was a real dev environment mention that you would have had someone that managed the images and retrieved them and how you should of got copy write privileges to images that you have used and if they if the website or not and if the look good. Explain why you think if the websites that you have used are valid and reliable and provide sources if you can. Compare sources and cross reference sources. Based on what you have at the end of your version 3 for ever<text:span text:style-name="T4">y</text:span> <text:span text:style-name="T4">KPI, </text:span>NFR, FR, UAC give yourself a RAG rating based on if you exceeded it, met it, partial met it, not met it and explain why you have chosen that on why its that rating. <text:span text:style-name="T4">DO NOT write a what went well/ what went bad. Create another section where it is a what would you do next. So what would you implement next not some random stuff like making it look better or fix it say like I will implement a shopping basket or use proper user access into the database and encrypt the database ect. How do you feel, is the system good, how much have you learnt, reflect on yourself and how you could improve and what you wish do to in the future. Only the personal bit if you have time after everything else!</text:span></text:p>
      <text:p text:style-name="P9"/>
      <text:p text:style-name="P10">THIS IS A FRIGGIN MASSIVE PROJECT DON’T BURN YOURSELF O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4T13:06:41.094355900</meta:creation-date>
    <dc:date>2025-11-07T11:09:16.792120500</dc:date>
    <meta:editing-duration>PT23M15S</meta:editing-duration>
    <meta:editing-cycles>3</meta:editing-cycles>
    <meta:generator>LibreOffice/25.8.2.2$Windows_X86_64 LibreOffice_project/d401f2107ccab8f924a8e2df40f573aab7605b6f</meta:generator>
    <meta:document-statistic meta:table-count="0" meta:image-count="0" meta:object-count="0" meta:page-count="2" meta:paragraph-count="29" meta:word-count="471" meta:character-count="2591" meta:non-whitespace-character-count="2147"/>
  </office:meta>
</office:document-meta>
</file>